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8ff9"/>
    </style:style>
    <style:style style:name="P2" style:family="paragraph" style:parent-style-name="Standard" style:list-style-name="L1">
      <style:text-properties officeooo:rsid="00198ff9" officeooo:paragraph-rsid="00198ff9"/>
    </style:style>
    <style:style style:name="P3" style:family="paragraph" style:parent-style-name="Standard" style:list-style-name="L1">
      <style:text-properties officeooo:rsid="001a572f" officeooo:paragraph-rsid="001a572f"/>
    </style:style>
    <style:style style:name="P4" style:family="paragraph" style:parent-style-name="Standard" style:list-style-name="L1">
      <style:text-properties officeooo:rsid="001b3a54" officeooo:paragraph-rsid="001b3a54"/>
    </style:style>
    <style:style style:name="P5" style:family="paragraph" style:parent-style-name="Standard" style:list-style-name="L1">
      <style:text-properties officeooo:rsid="001b3a54" officeooo:paragraph-rsid="0025230c"/>
    </style:style>
    <style:style style:name="P6" style:family="paragraph" style:parent-style-name="Standard" style:list-style-name="L1">
      <style:text-properties officeooo:rsid="001d1e48" officeooo:paragraph-rsid="001d1e48"/>
    </style:style>
    <style:style style:name="P7" style:family="paragraph" style:parent-style-name="Standard" style:list-style-name="L1">
      <style:text-properties officeooo:rsid="0024d2e4" officeooo:paragraph-rsid="0024d2e4"/>
    </style:style>
    <style:style style:name="P8" style:family="paragraph" style:parent-style-name="Standard" style:list-style-name="L1">
      <style:text-properties officeooo:rsid="001eb360" officeooo:paragraph-rsid="001eb360"/>
    </style:style>
    <style:style style:name="P9" style:family="paragraph" style:parent-style-name="Standard" style:list-style-name="L1">
      <style:text-properties officeooo:rsid="0025230c" officeooo:paragraph-rsid="0025230c"/>
    </style:style>
    <style:style style:name="P10" style:family="paragraph" style:parent-style-name="Standard">
      <style:text-properties officeooo:rsid="0025230c" officeooo:paragraph-rsid="0025230c"/>
    </style:style>
    <style:style style:name="T1" style:family="text">
      <style:text-properties officeooo:rsid="001d1e48"/>
    </style:style>
    <style:style style:name="T2" style:family="text">
      <style:text-properties officeooo:rsid="002250d6"/>
    </style:style>
    <style:style style:name="T3" style:family="text">
      <style:text-properties officeooo:rsid="00240a29"/>
    </style:style>
    <style:style style:name="T4" style:family="text">
      <style:text-properties officeooo:rsid="0024d2e4"/>
    </style:style>
    <style:style style:name="T5" style:family="text">
      <style:text-properties officeooo:rsid="0025230c"/>
    </style:style>
    <style:style style:name="T6" style:family="text">
      <style:text-properties officeooo:rsid="002555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list xml:id="list2113890543" text:style-name="L1">
        <text:list-item>
          <text:p text:style-name="P2">was ist ein Netzwerk?</text:p>
          <text:list>
            <text:list-item>
              <text:p text:style-name="P9">Spinne/Kabelsalat</text:p>
            </text:list-item>
          </text:list>
        </text:list-item>
        <text:list-item>
          <text:p text:style-name="P2">Kommunikation mit ISOOSI/Protokollen</text:p>
          <text:list>
            <text:list-item>
              <text:p text:style-name="P9"><text:span text:style-name="T6">S</text:span>chichtenmodell - Abbildung</text:p>
            </text:list-item>
          </text:list>
        </text:list-item>
        <text:list-item>
          <text:p text:style-name="P2"><text:span text:style-name="T4">A</text:span>bdeckung von Funktionen mit Protokollen</text:p>
          <text:list>
            <text:list-item>
              <text:p text:style-name="P2">zu allgemein und deshalb <text:span text:style-name="T2">F</text:span>unktionsüberladen (html)</text:p>
            </text:list-item>
            <text:list-item>
              <text:p text:style-name="P2">oder nur für einen von beiden Zwecken zu gebrauchen(ftp)</text:p>
            </text:list-item>
            <text:list-item>
              <text:p text:style-name="P2">deshalb eigenes Protokoll</text:p>
            </text:list-item>
          </text:list>
        </text:list-item>
        <text:list-item>
          <text:p text:style-name="P2"><text:span text:style-name="T2">A</text:span>ufbau Netzwerkschnittstelle →<text:span text:style-name="T5"> kontinuierliches Schema Kommunikation</text:span></text:p>
          <text:list>
            <text:list-item>
              <text:p text:style-name="P2"><text:span text:style-name="T2">S</text:span>tart/<text:span text:style-name="T2">Z</text:span>ielrechner →<text:span text:style-name="T5"> schema</text:span></text:p>
            </text:list-item>
            <text:list-item>
              <text:p text:style-name="P2">kriegen Dateien/Befehle →<text:span text:style-name="T5"> doppelpfeil Dateien und Befehle/Internetwolke</text:span></text:p>
            </text:list-item>
            <text:list-item>
              <text:p text:style-name="P2">Umwandlung in passendes Format:</text:p>
              <text:list>
                <text:list-item>
                  <text:p text:style-name="P2">Komprimierung durch <text:span text:style-name="T2">C</text:span>odierung →<text:span text:style-name="T5"> abbildung Wort/Befehl auf Zahl</text:span></text:p>
                </text:list-item>
                <text:list-item>
                  <text:p text:style-name="P2">verschmelzen der Daten zu einem Datenkomplex(Header) →<text:span text:style-name="T5"> abbildung Datenstruktur</text:span></text:p>
                </text:list-item>
              </text:list>
            </text:list-item>
            <text:list-item>
              <text:p text:style-name="P3">Verbindungsaufbau: →<text:span text:style-name="T5"> switch back zu doppelpfeil+rechner, Adressen</text:span></text:p>
              <text:list>
                <text:list-item>
                  <text:p text:style-name="P3">bekannte <text:span text:style-name="T2">A</text:span>dresse – vom Nutzer eingegeben</text:p>
                </text:list-item>
                <text:list-item>
                  <text:p text:style-name="P3">Aufbau einer TLS-Verbindung, wenn nicht existent →<text:span text:style-name="T2"> aufbau TCP + SSL-Handshake</text:span></text:p>
                </text:list-item>
                <text:list-item>
                  <text:p text:style-name="P3">Aufbau einer neuen TLS-Verbindung</text:p>
                </text:list-item>
              </text:list>
            </text:list-item>
            <text:list-item>
              <text:p text:style-name="P3">Dateien: →<text:span text:style-name="T5"> bild aus Sefa(Ablaufdiagramm) erklären an Diagramm</text:span></text:p>
              <text:list>
                <text:list-item>
                  <text:p text:style-name="P4">versenden Dateiheader mit <text:span text:style-name="T3">G</text:span>esamtgröße <text:s/></text:p>
                  <text:list>
                    <text:list-item>
                      <text:p text:style-name="P5"><text:span text:style-name="T3">B</text:span>eschreibung <text:span text:style-name="T3">H</text:span>eader→<text:span text:style-name="T5"> Dateiheader abbildung</text:span></text:p>
                    </text:list-item>
                  </text:list>
                </text:list-item>
                <text:list-item>
                  <text:p text:style-name="P3">versenden <text:span text:style-name="T3">von Stücken, damit das Programm nicht unnötig freezed</text:span></text:p>
                </text:list-item>
                <text:list-item>
                  <text:p text:style-name="P4">am Zielort „sammeln“ der Stücke</text:p>
                </text:list-item>
                <text:list-item>
                  <text:p text:style-name="P4">ist geschickte <text:span text:style-name="T4">G</text:span>röße == <text:span text:style-name="T4">G</text:span>esamtgröße, <text:span text:style-name="T4">H</text:span>ashüberprüfung, dann <text:span text:style-name="T4">S</text:span>uccesssignal </text:p>
                  <text:list>
                    <text:list-item>
                      <text:p text:style-name="P9">FIND WORTE!!elf!1!</text:p>
                    </text:list-item>
                  </text:list>
                </text:list-item>
                <text:list-item>
                  <text:p text:style-name="P4">trennen der Verbindung von Senderseite, Meldung an Eingabeverarbeitung beider Seiten dass Datei da ist</text:p>
                </text:list-item>
              </text:list>
            </text:list-item>
            <text:list-item>
              <text:p text:style-name="P4">Anweisungen: →<text:span text:style-name="T5"> eigenes Ablaufdiagramm</text:span></text:p>
              <text:list>
                <text:list-item>
                  <text:p text:style-name="P4">verschicken Datenstruktur(definiert) über TLS</text:p>
                  <text:list>
                    <text:list-item>
                      <text:p text:style-name="P4">beschreiben Datenstruktur</text:p>
                    </text:list-item>
                  </text:list>
                </text:list-item>
                <text:list-item>
                  <text:p text:style-name="P4"><text:span text:style-name="T1">D</text:span>ecodierung am Ziel, weiterleiten der Informationen an Programmrest →<text:span text:style-name="T5"> umgekehrte Abbildung zur abbildung von Zahl auf Befehl</text:span></text:p>
                </text:list-item>
              </text:list>
            </text:list-item>
            <text:list-item>
              <text:p text:style-name="P6">Auf höherer Ebene: →<text:span text:style-name="T5"> rückgang zu zwei Rechnern mit Doppelpfeil</text:span></text:p>
              <text:list>
                <text:list-item>
                  <text:p text:style-name="P6">Verlässliche Verbindung zw. Beiden <text:span text:style-name="T4">S</text:span>eiten, die Dateneingang definiert, aber innerhalb der Struktur nicht einschränkt + TLS</text:p>
                </text:list-item>
                <text:list-item>
                  <text:p text:style-name="P7">Errorbehandlung durch Aufruf von Errorcallback - Funktionen auf jeder ebene</text:p>
                  <text:list>
                    <text:list-item>
                      <text:p text:style-name="P7">→<text:span text:style-name="T5"> schema? Ebenen aufzeigen: Socket, Datenstrukturen, Manager, Schnittstelle</text:span></text:p>
                    </text:list-item>
                  </text:list>
                </text:list-item>
              </text:list>
            </text:list-item>
            <text:list-item>
              <text:p text:style-name="P8">Schnittstelle über 2 Hauptklassen mit wenigen Funktionen<text:span text:style-name="T4">(was halt nötig ist)</text:span></text:p>
              <text:list>
                <text:list-item>
                  <text:p text:style-name="P9">vllt. Gesamtuml+kurze erklärung der Klassen</text:p>
                </text:list-item>
              </text:list>
            </text:list-item>
          </text:list>
        </text:list-item>
      </text:list>
      <text:p text:style-name="P10"/>
      <text:p text:style-name="P10">Nicht veralb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4:15:23.343000000</meta:creation-date>
    <dc:date>2019-03-17T02:31:08.857000000</dc:date>
    <meta:editing-duration>PT3H44S</meta:editing-duration>
    <meta:editing-cycles>5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38" meta:word-count="277" meta:character-count="1992" meta:non-whitespace-character-count="1785"/>
  </office:meta>
</office:document-meta>
</file>